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aestro</text:p>
      <text:p text:style-name="Standard">Genera reporte de visita: el maestro hace una llamada a la dependencia, o asiste, o manda un correo a esta 2 veces por semestre para generar un reporte de visita hablando con<text:s/>el responsable del estudiante dentro de la dependencia, elaborando preguntas sobre cómo está trabajando el estudiante y si se está desempeñando de manera correcta, debe de estar avalado por el encargado del estudiante que se realizó este documento, una vez<text:s text:c="2"/>terminado se incluye dentro del <text:s/>expediente.</text:p>
      <text:p text:style-name="Standard">Crear expediente: El maestro crea el expediente reuniendo los documentos requeridos por este, iniciando por la oficio de aceptación y carta de asignación, agregando a lo largo del servicio social el resto de los documentos <text:s/>(Formato de registro y programa de actividades, 6/12 reportes mensuales, <text:s/>1 memoria, Carta de liberación por parte de la institución, Reportes de visitas, Reportes de presentaciones en clase) para su entrega posteriormente a las alumnos cuando liberen el servicio social.</text:p>
      <text:p text:style-name="Standard">Agrega la carta de asignación a expediente: El maestro va con el coordinador a recoger la carta de asignación, revisar además de revisar que está elaborada de manera correcta y este en línea (firmada por las personas correspondientes, sin errores, y en buen estado). Después de asegurarse de que este en perfecto estado se agrega al expediente.</text:p>
      <text:p text:style-name="Standard">Agrega los reportes al expediente: El maestro junta los reportes elaborados por el alumno <text:s/>cada mes, al entregarlos y revisarlos se agregan al expediente del alumno.</text:p>
      <text:p text:style-name="Standard">Agrega el documento de aceptación a expediente: El maestro recibe el documento de aceptación que fue emitido por la dependencia <text:s/>y entregado al alumno, deberá revisar que este elaborado de manera correcta y agregarlo al expediente.</text:p>
      <text:p text:style-name="Standard">Agrega formato de registro a expediente: El maestro recibe el formato de registro <text:s/>firmado por la dependencia, lo lleva a la coordinación para que sea firmado por esta, al recibirlo firmado de vuelta, el maestro corrobora que este firmado de manera correcta, ya revisado es anexado al expediente del alumn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15-10-09T16:12:00Z</meta:creation-date>
    <dc:date>2015-11-12T13:59:00Z</dc:date>
    <meta:print-date>2015-10-12T09:44:00Z</meta:print-date>
    <meta:template xlink:href="Normal" xlink:type="simple"/>
    <meta:editing-cycles>2</meta:editing-cycles>
    <meta:editing-duration>PT14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12" meta:character-count="2030" meta:row-count="14" meta:non-whitespace-character-count="1722"/>
  </office:meta>
</office:document-meta>
</file>